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151cm" fo:margin-left="0.007cm" fo:margin-right="0.042cm" table:align="margins"/>
    </style:style>
    <style:style style:name="Table1.A" style:family="table-column">
      <style:table-column-properties style:column-width="8.038cm" style:rel-column-width="27506*"/>
    </style:style>
    <style:style style:name="Table1.B" style:family="table-column">
      <style:table-column-properties style:column-width="11.113cm" style:rel-column-width="3802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none" fo:border-right="0.002cm solid #000000" fo:border-top="none" fo:border-bottom="0.002cm solid #000000"/>
    </style:style>
    <style:style style:name="Table2" style:family="table">
      <style:table-properties style:width="19.175cm" fo:margin-left="-0.018cm" fo:margin-right="0.042cm" table:align="margins"/>
    </style:style>
    <style:style style:name="Table2.A" style:family="table-column">
      <style:table-column-properties style:column-width="2.822cm" style:rel-column-width="9645*"/>
    </style:style>
    <style:style style:name="Table2.B" style:family="table-column">
      <style:table-column-properties style:column-width="2.923cm" style:rel-column-width="9989*"/>
    </style:style>
    <style:style style:name="Table2.C" style:family="table-column">
      <style:table-column-properties style:column-width="2.041cm" style:rel-column-width="6974*"/>
    </style:style>
    <style:style style:name="Table2.D" style:family="table-column">
      <style:table-column-properties style:column-width="5.066cm" style:rel-column-width="17313*"/>
    </style:style>
    <style:style style:name="Table2.E" style:family="table-column">
      <style:table-column-properties style:column-width="3.251cm" style:rel-column-width="11110*"/>
    </style:style>
    <style:style style:name="Table2.F" style:family="table-column">
      <style:table-column-properties style:column-width="3.073cm" style:rel-column-width="10504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style:vertical-align="middle"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style:use-window-font-color="true" officeooo:paragraph-rsid="0004de17"/>
    </style:style>
    <style:style style:name="P2" style:family="paragraph" style:parent-style-name="Table_20_Contents">
      <style:text-properties style:use-window-font-color="true" officeooo:paragraph-rsid="000ce651"/>
    </style:style>
    <style:style style:name="P3" style:family="paragraph" style:parent-style-name="Table_20_Contents">
      <style:text-properties style:use-window-font-color="true" officeooo:rsid="000ce651" officeooo:paragraph-rsid="000ce651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56b92" officeooo:paragraph-rsid="00156b92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officeooo:rsid="0016f969" officeooo:paragraph-rsid="0016f96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156b92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56b92" officeooo:paragraph-rsid="00156b92" style:font-weight-asian="bold" style:font-weight-complex="bold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style:use-window-font-color="true" officeooo:rsid="0004de17" officeooo:paragraph-rsid="000ce651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style:use-window-font-color="true" officeooo:rsid="0004de17" officeooo:paragraph-rsid="0004de17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officeooo:paragraph-rsid="000e5fa2"/>
    </style:style>
    <style:style style:name="P12" style:family="paragraph" style:parent-style-name="Text_20_body" style:master-page-name="retention">
      <style:paragraph-properties style:page-number="auto"/>
    </style:style>
    <style:style style:name="P13" style:family="paragraph" style:parent-style-name="Table_20_Contents">
      <style:paragraph-properties fo:text-align="end" style:justify-single-word="false"/>
      <style:text-properties fo:font-weight="bold" officeooo:rsid="0016f969" officeooo:paragraph-rsid="00234923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officeooo:paragraph-rsid="0023492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paragraph-rsid="00234923"/>
    </style:style>
    <style:style style:name="T1" style:family="text">
      <style:text-properties officeooo:rsid="0004de17"/>
    </style:style>
    <style:style style:name="T2" style:family="text">
      <style:text-properties officeooo:rsid="00109c4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de17" style:font-weight-asian="bold" style:font-weight-complex="bold"/>
    </style:style>
    <style:style style:name="T5" style:family="text">
      <style:text-properties fo:font-weight="bold" officeooo:rsid="00241a62" style:font-weight-asian="bold" style:font-weight-complex="bold"/>
    </style:style>
    <style:style style:name="T6" style:family="text">
      <style:text-properties fo:font-weight="bold" officeooo:rsid="000ce651" style:font-weight-asian="bold" style:font-weight-complex="bold"/>
    </style:style>
    <style:style style:name="T7" style:family="text">
      <style:text-properties officeooo:rsid="002349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span text:style-name="T4">Sr..</text:span><text:span text:style-name="T5">(es)</text:span><text:span text:style-name="T4">: </text:span><text:span text:style-name="T1"><text:text-input text:description="&lt;o.invoice_id.partner_id.name&gt;">Cliente</text:text-input></text:span></text:p>
          </table:table-cell>
          <table:table-cell table:style-name="Table1.B1" office:value-type="string">
            <text:p text:style-name="P2"><text:span text:style-name="T4">Fecha </text:span><text:span text:style-name="T6">de Emisión</text:span><text:span text:style-name="T4">: </text:span><text:span text:style-name="T1"><text:text-input text:description="&lt;o.creation_date&gt;">Fecha</text:text-input></text:span></text:p>
          </table:table-cell>
        </table:table-row>
        <table:table-row>
          <table:table-cell table:style-name="Table1.A2" office:value-type="string">
            <text:p text:style-name="P9"><text:span text:style-name="T3">RUC. / C.I.: </text:span><text:text-input text:description="&lt;o.invoice_id.partner_id.ref&gt;">Cédula</text:text-input></text:p>
          </table:table-cell>
          <table:table-cell table:style-name="Table1.B2" office:value-type="string">
            <text:p text:style-name="P1"><text:span text:style-name="T6">Tipo de Comprobante: </text:span><text:span text:style-name="T1"><text:s/></text:span><text:span text:style-name="T2">Factura</text:span></text:p>
          </table:table-cell>
        </table:table-row>
        <table:table-row>
          <table:table-cell table:style-name="Table1.A2" office:value-type="string">
            <text:p text:style-name="P10"><text:span text:style-name="T3">Dirección: </text:span><text:text-input text:description="&lt;o.invoice_id.address_invoice_id.street&gt;">Dirección</text:text-input></text:p>
          </table:table-cell>
          <table:table-cell table:style-name="Table1.B2" office:value-type="string">
            <text:p text:style-name="P3"><text:span text:style-name="T3">Número Comprobante de Venta: </text:span><text:text-input text:description="&lt;o.invoice_id.number&gt;">Número</text:text-input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Ejercicio Fiscal</text:p>
          </table:table-cell>
          <table:table-cell table:style-name="Table2.A1" office:value-type="string">
            <text:p text:style-name="P8">Base Imponible</text:p>
          </table:table-cell>
          <table:table-cell table:style-name="Table2.A1" office:value-type="string">
            <text:p text:style-name="P8">Impuesto</text:p>
          </table:table-cell>
          <table:table-cell table:style-name="Table2.A1" office:value-type="string">
            <text:p text:style-name="P8">Código del impuesto</text:p>
          </table:table-cell>
          <table:table-cell table:style-name="Table2.A1" office:value-type="string">
            <text:p text:style-name="P8">% de Retención</text:p>
          </table:table-cell>
          <table:table-cell table:style-name="Table2.F1" office:value-type="string">
            <text:p text:style-name="P8">Valor Retenido</text:p>
          </table:table-cell>
        </table:table-row>
        <table:table-row>
          <table:table-cell table:style-name="Table2.A2" table:number-columns-spanned="6" office:value-type="string">
            <text:p text:style-name="Table_20_Contents"><text:text-input text:description="&lt;for each=&quot;lines in o.retention_line_ids&quot;&gt;">for lines in retention_lin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4"><text:text-input text:description="&lt;lines.fiscalyear_id.name&gt;">Ejercicio Fiscal</text:text-input></text:p>
          </table:table-cell>
          <table:table-cell table:style-name="Table2.A3" office:value-type="string">
            <text:p text:style-name="P7"><text:text-input text:description="&lt;lines.tax_base&gt;">Base</text:text-input></text:p>
          </table:table-cell>
          <table:table-cell table:style-name="Table2.A3" office:value-type="string">
            <text:p text:style-name="P7"><text:text-input text:description="&lt;lines.description&gt;">Impuesto</text:text-input></text:p>
          </table:table-cell>
          <table:table-cell table:style-name="Table2.A3" office:value-type="string">
            <text:p text:style-name="P4"><text:text-input text:description="&lt;lines.tax_id.code&gt;">Código impuesto</text:text-input></text:p>
          </table:table-cell>
          <table:table-cell table:style-name="Table2.A3" office:value-type="string">
            <text:p text:style-name="P4"><text:text-input text:description="&lt;lines.retention_percentage&gt;">Porcentaje</text:text-input></text:p>
          </table:table-cell>
          <table:table-cell table:style-name="Table2.A2" office:value-type="string">
            <text:p text:style-name="P4"><text:text-input text:description="&lt;lines.retained_value&gt;">Valor Retenido</text:text-input></text:p>
          </table:table-cell>
        </table:table-row>
        <table:table-row>
          <table:table-cell table:style-name="Table2.A2" table:number-columns-spanned="6" office:value-type="string">
            <text:p text:style-name="Table_20_Contents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2cm" table:align="margins"/>
    </style:style>
    <style:style style:name="Table3.A" style:family="table-column">
      <style:table-column-properties style:column-width="16.076cm" style:rel-column-width="9114*"/>
    </style:style>
    <style:style style:name="Table3.B" style:family="table-column">
      <style:table-column-properties style:column-width="3.124cm" style:rel-column-width="1771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end" style:justify-single-word="false"/>
      <style:text-properties fo:font-weight="bold" officeooo:paragraph-rsid="0023492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officeooo:paragraph-rsid="00234923"/>
    </style:style>
    <style:style style:name="MT1" style:family="text">
      <style:text-properties officeooo:rsid="0023492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2cm" fo:page-height="15.7cm" style:num-format="1" style:print-orientation="landscape" fo:margin-top="1.3cm" fo:margin-bottom="1.4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7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etention" style:page-layout-name="Mpm2"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><text:span text:style-name="MT1">Total Retenido $</text:span></text:p>
            </table:table-cell>
            <table:table-cell table:style-name="Table3.B1" office:value-type="string">
              <text:p text:style-name="MP2"><text:text-input text:description="&lt;o.total&gt;">Total</text:text-input></text:p>
            </table:table-cell>
          </table:table-row>
        </table:table>
        <text:p text:style-name="Footer"/>
      </style:footer>
    </style:master-page>
    <style:master-page style:name="Endnote" style:page-layout-name="Mpm3"/>
    <style:master-page style:name="Envelope" style:page-layout-name="Mpm4"/>
    <style:master-page style:name="First_20_Page" style:display-name="First Page" style:page-layout-name="Mpm1" style:next-style-name="Standard"/>
    <style:master-page style:name="Footnote" style:page-layout-name="Mpm3"/>
    <style:master-page style:name="HTML" style:page-layout-name="Mpm5"/>
    <style:master-page style:name="Index" style:page-layout-name="Mpm1"/>
    <style:master-page style:name="Landscape" style:page-layout-name="Mpm6"/>
    <style:master-page style:name="Left_20_Page" style:display-name="Left Page" style:page-layout-name="Mpm7"/>
    <style:master-page style:name="Right_20_Page" style:display-name="Right Pag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cuadorenlinea.net </meta:initial-creator>
    <meta:creation-date>2011-04-01T12:29:24</meta:creation-date>
    <dc:date>2011-04-01T17:01:48</dc:date>
    <dc:creator>Ecuadorenlinea.net </dc:creator>
    <meta:editing-duration>PT03H03M09S</meta:editing-duration>
    <meta:editing-cycles>21</meta:editing-cycles>
    <meta:generator>OpenOffice.org/3.2$Linux OpenOffice.org_project/320m19$Build-9505</meta:generator>
    <meta:document-statistic meta:table-count="3" meta:image-count="0" meta:object-count="0" meta:page-count="1" meta:paragraph-count="22" meta:word-count="53" meta:character-count="351"/>
  </office:meta>
</office:document-meta>
</file>